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_k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diff_oz</text:p>
          </table:table-cell>
          <table:table-cell office:value-type="string" calcext:value-type="string">
            <text:p>diff_gm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per_day</text:p>
          </table:table-cell>
          <table:table-cell office:value-type="string" calcext:value-type="string">
            <text:p>per_day_pound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B2]/0.45" office:value-type="float" office:value="2.51111111111111" calcext:value-type="float">
            <text:p>2.51111111111111</text:p>
          </table:table-cell>
          <table:table-cell table:formula="of:=[.B2]*1000*0.035274" office:value-type="float" office:value="39.85962" calcext:value-type="float">
            <text:p>39.85962</text:p>
          </table:table-cell>
          <table:table-cell table:number-columns-repeated="2"/>
          <table:table-cell table:formula="of:=[.E19]-[.E2]" office:value-type="float" office:value="32.09934" calcext:value-type="float">
            <text:p>32.09934</text:p>
          </table:table-cell>
          <table:table-cell table:number-columns-repeated="2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1.13" calcext:value-type="float">
            <text:p>1.13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B3]/0.45" office:value-type="float" office:value="2.51111111111111" calcext:value-type="float">
            <text:p>2.51111111111111</text:p>
          </table:table-cell>
          <table:table-cell table:formula="of:=[.B3]*1000*0.035274" office:value-type="float" office:value="39.85962" calcext:value-type="float">
            <text:p>39.85962</text:p>
          </table:table-cell>
          <table:table-cell table:formula="of:=[.E3]-[.E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1.18" calcext:value-type="float">
            <text:p>1.18</text:p>
          </table:table-cell>
          <table:table-cell table:formula="of:=[.B4]-[.B3]" office:value-type="float" office:value="0.05" calcext:value-type="float">
            <text:p>0.05</text:p>
          </table:table-cell>
          <table:table-cell table:formula="of:=[.B4]/0.45" office:value-type="float" office:value="2.62222222222222" calcext:value-type="float">
            <text:p>2.62222222222222</text:p>
          </table:table-cell>
          <table:table-cell table:formula="of:=[.B4]*1000*0.035274" office:value-type="float" office:value="41.62332" calcext:value-type="float">
            <text:p>41.62332</text:p>
          </table:table-cell>
          <table:table-cell table:formula="of:=[.E4]-[.E3]" office:value-type="float" office:value="1.7637" calcext:value-type="float">
            <text:p>1.7637</text:p>
          </table:table-cell>
          <table:table-cell table:formula="of:=[.B4]-[.B3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1.23" calcext:value-type="float">
            <text:p>1.23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B5]/0.45" office:value-type="float" office:value="2.73333333333333" calcext:value-type="float">
            <text:p>2.73333333333333</text:p>
          </table:table-cell>
          <table:table-cell office:value-type="float" office:value="46.5" calcext:value-type="float">
            <text:p>46.5</text:p>
          </table:table-cell>
          <table:table-cell table:formula="of:=[.E5]-[.E4]" office:value-type="float" office:value="4.87668" calcext:value-type="float">
            <text:p>4.87668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A5]-[.A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.19" calcext:value-type="float">
            <text:p>1.19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B6]/0.45" office:value-type="float" office:value="2.64444444444444" calcext:value-type="float">
            <text:p>2.64444444444444</text:p>
          </table:table-cell>
          <table:table-cell table:formula="of:=[.B6]*1000*0.035274" office:value-type="float" office:value="41.97606" calcext:value-type="float">
            <text:p>41.97606</text:p>
          </table:table-cell>
          <table:table-cell table:formula="of:=[.E6]-[.E5]" office:value-type="float" office:value="-4.52394" calcext:value-type="float">
            <text:p>-4.52394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A6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.25" calcext:value-type="float">
            <text:p>1.25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B7]/0.45" office:value-type="float" office:value="2.77777777777778" calcext:value-type="float">
            <text:p>2.77777777777778</text:p>
          </table:table-cell>
          <table:table-cell table:formula="of:=[.B7]*1000*0.035274" office:value-type="float" office:value="44.0925" calcext:value-type="float">
            <text:p>44.0925</text:p>
          </table:table-cell>
          <table:table-cell table:formula="of:=[.E7]-[.E6]" office:value-type="float" office:value="2.11644" calcext:value-type="float">
            <text:p>2.11644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A7]-[.A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1.34" calcext:value-type="float">
            <text:p>1.34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B8]/0.45" office:value-type="float" office:value="2.97777777777778" calcext:value-type="float">
            <text:p>2.97777777777778</text:p>
          </table:table-cell>
          <table:table-cell table:formula="of:=[.B8]*1000*0.035274" office:value-type="float" office:value="47.26716" calcext:value-type="float">
            <text:p>47.26716</text:p>
          </table:table-cell>
          <table:table-cell table:formula="of:=[.E8]-[.E7]" office:value-type="float" office:value="3.17466" calcext:value-type="float">
            <text:p>3.17466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A8]-[.A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1.34" calcext:value-type="float">
            <text:p>1.34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B9]/0.45" office:value-type="float" office:value="2.97777777777778" calcext:value-type="float">
            <text:p>2.97777777777778</text:p>
          </table:table-cell>
          <table:table-cell table:formula="of:=[.B9]*1000*0.035274" office:value-type="float" office:value="47.26716" calcext:value-type="float">
            <text:p>47.26716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A9]-[.A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1.45" calcext:value-type="float">
            <text:p>1.45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B10]/0.45" office:value-type="float" office:value="3.22222222222222" calcext:value-type="float">
            <text:p>3.22222222222222</text:p>
          </table:table-cell>
          <table:table-cell table:formula="of:=[.B10]*1000*0.035274" office:value-type="float" office:value="51.1473" calcext:value-type="float">
            <text:p>51.1473</text:p>
          </table:table-cell>
          <table:table-cell table:formula="of:=[.E10]-[.E9]" office:value-type="float" office:value="3.88014" calcext:value-type="float">
            <text:p>3.88014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A10]-[.A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1.56" calcext:value-type="float">
            <text:p>1.56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B11]/0.45" office:value-type="float" office:value="3.46666666666667" calcext:value-type="float">
            <text:p>3.46666666666667</text:p>
          </table:table-cell>
          <table:table-cell table:formula="of:=[.B11]*1000*0.035274" office:value-type="float" office:value="55.02744" calcext:value-type="float">
            <text:p>55.02744</text:p>
          </table:table-cell>
          <table:table-cell table:formula="of:=[.E11]-[.E10]" office:value-type="float" office:value="3.88014" calcext:value-type="float">
            <text:p>3.88014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A11]-[.A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1.65" calcext:value-type="float">
            <text:p>1.65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B12]/0.45" office:value-type="float" office:value="3.66666666666667" calcext:value-type="float">
            <text:p>3.66666666666667</text:p>
          </table:table-cell>
          <table:table-cell table:formula="of:=[.B12]*1000*0.035274" office:value-type="float" office:value="58.2021" calcext:value-type="float">
            <text:p>58.2021</text:p>
          </table:table-cell>
          <table:table-cell table:formula="of:=[.E12]-[.E11]" office:value-type="float" office:value="3.17466" calcext:value-type="float">
            <text:p>3.17466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A12]-[.A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1.68" calcext:value-type="float">
            <text:p>1.68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B13]/0.45" office:value-type="float" office:value="3.73333333333333" calcext:value-type="float">
            <text:p>3.73333333333333</text:p>
          </table:table-cell>
          <table:table-cell table:formula="of:=[.B13]*1000*0.035274" office:value-type="float" office:value="59.26032" calcext:value-type="float">
            <text:p>59.26032</text:p>
          </table:table-cell>
          <table:table-cell table:formula="of:=[.E13]-[.E12]" office:value-type="float" office:value="1.05822" calcext:value-type="float">
            <text:p>1.05822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A13]-[.A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1.8" calcext:value-type="float">
            <text:p>1.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B14]/0.45" office:value-type="float" office:value="4" calcext:value-type="float">
            <text:p>4</text:p>
          </table:table-cell>
          <table:table-cell table:formula="of:=[.B14]*1000*0.035274" office:value-type="float" office:value="63.4932" calcext:value-type="float">
            <text:p>63.4932</text:p>
          </table:table-cell>
          <table:table-cell table:formula="of:=[.E14]-[.E13]" office:value-type="float" office:value="4.23288" calcext:value-type="float">
            <text:p>4.2328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A14]-[.A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1.83" calcext:value-type="float">
            <text:p>1.83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B15]/0.45" office:value-type="float" office:value="4.06666666666667" calcext:value-type="float">
            <text:p>4.06666666666667</text:p>
          </table:table-cell>
          <table:table-cell table:formula="of:=[.B15]*1000*0.035274" office:value-type="float" office:value="64.55142" calcext:value-type="float">
            <text:p>64.55142</text:p>
          </table:table-cell>
          <table:table-cell table:formula="of:=[.E15]-[.E14]" office:value-type="float" office:value="1.05821999999999" calcext:value-type="float">
            <text:p>1.05821999999999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A15]-[.A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1.88" calcext:value-type="float">
            <text:p>1.88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B16]/0.45" office:value-type="float" office:value="4.17777777777778" calcext:value-type="float">
            <text:p>4.17777777777778</text:p>
          </table:table-cell>
          <table:table-cell table:formula="of:=[.B16]*1000*0.035274" office:value-type="float" office:value="66.31512" calcext:value-type="float">
            <text:p>66.31512</text:p>
          </table:table-cell>
          <table:table-cell table:formula="of:=[.E16]-[.E15]" office:value-type="float" office:value="1.7637" calcext:value-type="float">
            <text:p>1.7637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A16]-[.A15]" office:value-type="float" office:value="2" calcext:value-type="float">
            <text:p>2</text:p>
          </table:table-cell>
          <table:table-cell/>
          <table:table-cell table:formula="of:=([.C16]-[.C15])/[.G16]" office:value-type="float" office:value="0.399999999999997" calcext:value-type="float">
            <text:p>0.39999999999999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1.9" calcext:value-type="float">
            <text:p>1.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B17]/0.45" office:value-type="float" office:value="4.22222222222222" calcext:value-type="float">
            <text:p>4.22222222222222</text:p>
          </table:table-cell>
          <table:table-cell table:formula="of:=[.B17]*1000*0.035274" office:value-type="float" office:value="67.0206" calcext:value-type="float">
            <text:p>67.0206</text:p>
          </table:table-cell>
          <table:table-cell table:formula="of:=[.E17]-[.E16]" office:value-type="float" office:value="0.705480000000009" calcext:value-type="float">
            <text:p>0.70548000000000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A17]-[.A16]" office:value-type="float" office:value="3" calcext:value-type="float">
            <text:p>3</text:p>
          </table:table-cell>
          <table:table-cell/>
          <table:table-cell table:formula="of:=([.C17]-[.C16])/[.G17]" office:value-type="float" office:value="-1.49999999999999" calcext:value-type="float">
            <text:p>-1.49999999999999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.99" calcext:value-type="float">
            <text:p>1.99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B18]/0.45" office:value-type="float" office:value="4.42222222222222" calcext:value-type="float">
            <text:p>4.42222222222222</text:p>
          </table:table-cell>
          <table:table-cell table:formula="of:=[.B18]*1000*0.035274" office:value-type="float" office:value="70.19526" calcext:value-type="float">
            <text:p>70.19526</text:p>
          </table:table-cell>
          <table:table-cell table:formula="of:=[.E18]-[.E17]" office:value-type="float" office:value="3.17466" calcext:value-type="float">
            <text:p>3.17466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A18]-[.A17]" office:value-type="float" office:value="2" calcext:value-type="float">
            <text:p>2</text:p>
          </table:table-cell>
          <table:table-cell/>
          <table:table-cell table:formula="of:=([.C18]-[.C17])/[.G18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.04" calcext:value-type="float">
            <text:p>2.04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B19]/0.45" office:value-type="float" office:value="4.53333333333333" calcext:value-type="float">
            <text:p>4.53333333333333</text:p>
          </table:table-cell>
          <table:table-cell table:formula="of:=[.B19]*1000*0.035274" office:value-type="float" office:value="71.95896" calcext:value-type="float">
            <text:p>71.95896</text:p>
          </table:table-cell>
          <table:table-cell table:formula="of:=[.E19]-[.E18]" office:value-type="float" office:value="1.7637" calcext:value-type="float">
            <text:p>1.7637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A19]-[.A18]" office:value-type="float" office:value="2" calcext:value-type="float">
            <text:p>2</text:p>
          </table:table-cell>
          <table:table-cell/>
          <table:table-cell table:formula="of:=([.C19]-[.C18])/[.G19]" office:value-type="float" office:value="-0.8" calcext:value-type="float">
            <text:p>-0.8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" calcext:value-type="float">
            <text:p>2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B20]/0.45" office:value-type="float" office:value="4.44444444444444" calcext:value-type="float">
            <text:p>4.44444444444444</text:p>
          </table:table-cell>
          <table:table-cell table:formula="of:=[.B20]*1000*0.035274" office:value-type="float" office:value="70.548" calcext:value-type="float">
            <text:p>70.548</text:p>
          </table:table-cell>
          <table:table-cell table:formula="of:=[.E20]-[.E19]" office:value-type="float" office:value="-1.41096" calcext:value-type="float">
            <text:p>-1.41096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A20]-[.A19]" office:value-type="float" office:value="3" calcext:value-type="float">
            <text:p>3</text:p>
          </table:table-cell>
          <table:table-cell/>
          <table:table-cell table:formula="of:=([.C20]-[.C19])/[.G20]" office:value-type="float" office:value="2.25" calcext:value-type="float">
            <text:p>2.25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.07" calcext:value-type="float">
            <text:p>2.07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B21]/0.45" office:value-type="float" office:value="4.6" calcext:value-type="float">
            <text:p>4.6</text:p>
          </table:table-cell>
          <table:table-cell table:formula="of:=[.B21]*1000*0.035274" office:value-type="float" office:value="73.01718" calcext:value-type="float">
            <text:p>73.01718</text:p>
          </table:table-cell>
          <table:table-cell table:formula="of:=[.E21]-[.E20]" office:value-type="float" office:value="2.46917999999999" calcext:value-type="float">
            <text:p>2.46917999999999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A21]-[.A20]" office:value-type="float" office:value="2" calcext:value-type="float">
            <text:p>2</text:p>
          </table:table-cell>
          <table:table-cell/>
          <table:table-cell table:formula="of:=([.C21]-[.C20])/[.G21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2.09" calcext:value-type="float">
            <text:p>2.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B22]/0.45" office:value-type="float" office:value="4.64444444444444" calcext:value-type="float">
            <text:p>4.64444444444444</text:p>
          </table:table-cell>
          <table:table-cell table:formula="of:=[.B22]*1000*0.035274" office:value-type="float" office:value="73.72266" calcext:value-type="float">
            <text:p>73.72266</text:p>
          </table:table-cell>
          <table:table-cell table:formula="of:=[.E22]-[.E21]" office:value-type="float" office:value="0.705480000000009" calcext:value-type="float">
            <text:p>0.7054800000000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A22]-[.A21]" office:value-type="float" office:value="2" calcext:value-type="float">
            <text:p>2</text:p>
          </table:table-cell>
          <table:table-cell/>
          <table:table-cell table:formula="of:=([.C22]-[.C21])/[.G22]" office:value-type="float" office:value="-2.49999999999999" calcext:value-type="float">
            <text:p>-2.49999999999999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2.25" calcext:value-type="float">
            <text:p>2.25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B23]/0.45" office:value-type="float" office:value="5" calcext:value-type="float">
            <text:p>5</text:p>
          </table:table-cell>
          <table:table-cell table:formula="of:=[.B23]*1000*0.035274" office:value-type="float" office:value="79.3665" calcext:value-type="float">
            <text:p>79.3665</text:p>
          </table:table-cell>
          <table:table-cell table:formula="of:=[.E23]-[.E22]" office:value-type="float" office:value="5.64384" calcext:value-type="float">
            <text:p>5.64384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A23]-[.A22]" office:value-type="float" office:value="3" calcext:value-type="float">
            <text:p>3</text:p>
          </table:table-cell>
          <table:table-cell/>
          <table:table-cell table:formula="of:=([.C23]-[.C22])/[.G23]" office:value-type="float" office:value="0.875" calcext:value-type="float">
            <text:p>0.875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.32" calcext:value-type="float">
            <text:p>2.32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B24]/0.45" office:value-type="float" office:value="5.15555555555556" calcext:value-type="float">
            <text:p>5.15555555555556</text:p>
          </table:table-cell>
          <table:table-cell table:formula="of:=[.B24]*1000*0.035274" office:value-type="float" office:value="81.83568" calcext:value-type="float">
            <text:p>81.83568</text:p>
          </table:table-cell>
          <table:table-cell table:formula="of:=[.E24]-[.E23]" office:value-type="float" office:value="2.46917999999999" calcext:value-type="float">
            <text:p>2.46917999999999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A24]-[.A23]" office:value-type="float" office:value="2" calcext:value-type="float">
            <text:p>2</text:p>
          </table:table-cell>
          <table:table-cell/>
          <table:table-cell table:formula="of:=([.C24]-[.C23])/[.G24]" office:value-type="float" office:value="-1.28571428571429" calcext:value-type="float">
            <text:p>-1.2857142857142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.4" calcext:value-type="float">
            <text:p>2.4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B25]/0.45" office:value-type="float" office:value="5.33333333333333" calcext:value-type="float">
            <text:p>5.33333333333333</text:p>
          </table:table-cell>
          <table:table-cell table:formula="of:=[.B25]*1000*0.035274" office:value-type="float" office:value="84.6576" calcext:value-type="float">
            <text:p>84.6576</text:p>
          </table:table-cell>
          <table:table-cell table:formula="of:=[.E25]-[.E24]" office:value-type="float" office:value="2.82192000000001" calcext:value-type="float">
            <text:p>2.82192000000001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A25]-[.A24]" office:value-type="float" office:value="2" calcext:value-type="float">
            <text:p>2</text:p>
          </table:table-cell>
          <table:table-cell/>
          <table:table-cell table:formula="of:=([.C25]-[.C24])/[.G25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.41" calcext:value-type="float">
            <text:p>2.41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B26]/0.45" office:value-type="float" office:value="5.35555555555556" calcext:value-type="float">
            <text:p>5.35555555555556</text:p>
          </table:table-cell>
          <table:table-cell table:formula="of:=[.B26]*1000*0.035274" office:value-type="float" office:value="85.01034" calcext:value-type="float">
            <text:p>85.01034</text:p>
          </table:table-cell>
          <table:table-cell table:formula="of:=[.E26]-[.E25]" office:value-type="float" office:value="0.352739999999997" calcext:value-type="float">
            <text:p>0.352739999999997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A26]-[.A25]" office:value-type="float" office:value="2" calcext:value-type="float">
            <text:p>2</text:p>
          </table:table-cell>
          <table:table-cell/>
          <table:table-cell table:formula="of:=([.C26]-[.C25])/[.G26]" office:value-type="float" office:value="-6.99999999999982" calcext:value-type="float">
            <text:p>-6.99999999999982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.54" calcext:value-type="float">
            <text:p>2.54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B27]/0.45" office:value-type="float" office:value="5.64444444444445" calcext:value-type="float">
            <text:p>5.64444444444445</text:p>
          </table:table-cell>
          <table:table-cell table:formula="of:=[.B27]*1000*0.035274" office:value-type="float" office:value="89.59596" calcext:value-type="float">
            <text:p>89.59596</text:p>
          </table:table-cell>
          <table:table-cell table:formula="of:=[.E27]-[.E26]" office:value-type="float" office:value="4.58562000000001" calcext:value-type="float">
            <text:p>4.58562000000001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A27]-[.A26]" office:value-type="float" office:value="3" calcext:value-type="float">
            <text:p>3</text:p>
          </table:table-cell>
          <table:table-cell/>
          <table:table-cell table:formula="of:=([.C27]-[.C26])/[.G27]" office:value-type="float" office:value="0.923076923076921" calcext:value-type="float">
            <text:p>0.923076923076921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2.73" calcext:value-type="float">
            <text:p>2.73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B28]/0.45" office:value-type="float" office:value="6.06666666666667" calcext:value-type="float">
            <text:p>6.06666666666667</text:p>
          </table:table-cell>
          <table:table-cell table:formula="of:=[.B28]*1000*0.035274" office:value-type="float" office:value="96.29802" calcext:value-type="float">
            <text:p>96.29802</text:p>
          </table:table-cell>
          <table:table-cell table:formula="of:=[.E28]-[.E27]" office:value-type="float" office:value="6.70205999999999" calcext:value-type="float">
            <text:p>6.70205999999999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A28]-[.A27]" office:value-type="float" office:value="6" calcext:value-type="float">
            <text:p>6</text:p>
          </table:table-cell>
          <table:table-cell/>
          <table:table-cell table:formula="of:=([.C28]-[.C27])/[.G28]" office:value-type="float" office:value="0.315789473684211" calcext:value-type="float">
            <text:p>0.315789473684211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2.82" calcext:value-type="float">
            <text:p>2.82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B29]/0.45" office:value-type="float" office:value="6.26666666666667" calcext:value-type="float">
            <text:p>6.26666666666667</text:p>
          </table:table-cell>
          <table:table-cell table:formula="of:=[.B29]*1000*0.035274" office:value-type="float" office:value="99.47268" calcext:value-type="float">
            <text:p>99.47268</text:p>
          </table:table-cell>
          <table:table-cell table:formula="of:=[.E29]-[.E28]" office:value-type="float" office:value="3.17466" calcext:value-type="float">
            <text:p>3.17466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([.C29]-[.C28])/[.G29]" office:value-type="float" office:value="-1.11111111111111" calcext:value-type="float">
            <text:p>-1.11111111111111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.94" calcext:value-type="float">
            <text:p>2.94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B30]/0.45" office:value-type="float" office:value="6.53333333333333" calcext:value-type="float">
            <text:p>6.53333333333333</text:p>
          </table:table-cell>
          <table:table-cell table:formula="of:=[.B30]*1000*0.035274" office:value-type="float" office:value="103.70556" calcext:value-type="float">
            <text:p>103.70556</text:p>
          </table:table-cell>
          <table:table-cell table:formula="of:=[.E30]-[.E29]" office:value-type="float" office:value="4.23288000000001" calcext:value-type="float">
            <text:p>4.23288000000001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A30]-[.A29]" office:value-type="float" office:value="3" calcext:value-type="float">
            <text:p>3</text:p>
          </table:table-cell>
          <table:table-cell/>
          <table:table-cell table:formula="of:=([.C30]-[.C29])/[.G30]" office:value-type="float" office:value="0.250000000000002" calcext:value-type="float">
            <text:p>0.250000000000002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3.05" calcext:value-type="float">
            <text:p>3.05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B31]/0.45" office:value-type="float" office:value="6.77777777777778" calcext:value-type="float">
            <text:p>6.77777777777778</text:p>
          </table:table-cell>
          <table:table-cell table:formula="of:=[.B31]*1000*0.035274" office:value-type="float" office:value="107.5857" calcext:value-type="float">
            <text:p>107.5857</text:p>
          </table:table-cell>
          <table:table-cell table:formula="of:=[.E31]-[.E30]" office:value-type="float" office:value="3.88014" calcext:value-type="float">
            <text:p>3.88014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A31]-[.A30]" office:value-type="float" office:value="5" calcext:value-type="float">
            <text:p>5</text:p>
          </table:table-cell>
          <table:table-cell/>
          <table:table-cell table:formula="of:=([.C31]-[.C30])/[.G31]" office:value-type="float" office:value="-0.0909090909090931" calcext:value-type="float">
            <text:p>-0.09090909090909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3.1" calcext:value-type="float">
            <text:p>3.1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B32]/0.45" office:value-type="float" office:value="6.88888888888889" calcext:value-type="float">
            <text:p>6.88888888888889</text:p>
          </table:table-cell>
          <table:table-cell table:formula="of:=[.B32]*1000*0.035274" office:value-type="float" office:value="109.3494" calcext:value-type="float">
            <text:p>109.3494</text:p>
          </table:table-cell>
          <table:table-cell table:formula="of:=[.E32]-[.E31]" office:value-type="float" office:value="1.7637" calcext:value-type="float">
            <text:p>1.7637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A32]-[.A31]" office:value-type="float" office:value="2" calcext:value-type="float">
            <text:p>2</text:p>
          </table:table-cell>
          <table:table-cell/>
          <table:table-cell table:formula="of:=([.C32]-[.C31])/[.G32]" office:value-type="float" office:value="-1.19999999999999" calcext:value-type="float">
            <text:p>-1.19999999999999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3.13" calcext:value-type="float">
            <text:p>3.13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B33]/0.45" office:value-type="float" office:value="6.95555555555556" calcext:value-type="float">
            <text:p>6.95555555555556</text:p>
          </table:table-cell>
          <table:table-cell table:formula="of:=[.B33]*1000*0.035274" office:value-type="float" office:value="110.40762" calcext:value-type="float">
            <text:p>110.40762</text:p>
          </table:table-cell>
          <table:table-cell table:formula="of:=[.E33]-[.E32]" office:value-type="float" office:value="1.05821999999999" calcext:value-type="float">
            <text:p>1.05821999999999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A33]-[.A32]" office:value-type="float" office:value="2" calcext:value-type="float">
            <text:p>2</text:p>
          </table:table-cell>
          <table:table-cell/>
          <table:table-cell table:formula="of:=([.C33]-[.C32])/[.G33]" office:value-type="float" office:value="-0.666666666666686" calcext:value-type="float">
            <text:p>-0.666666666666686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3.22" calcext:value-type="float">
            <text:p>3.22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B34]/0.45" office:value-type="float" office:value="7.15555555555556" calcext:value-type="float">
            <text:p>7.15555555555556</text:p>
          </table:table-cell>
          <table:table-cell table:formula="of:=[.B34]*1000*0.035274" office:value-type="float" office:value="113.58228" calcext:value-type="float">
            <text:p>113.58228</text:p>
          </table:table-cell>
          <table:table-cell table:formula="of:=[.E34]-[.E33]" office:value-type="float" office:value="3.17466" calcext:value-type="float">
            <text:p>3.17466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A34]-[.A33]" office:value-type="float" office:value="4" calcext:value-type="float">
            <text:p>4</text:p>
          </table:table-cell>
          <table:table-cell table:formula="of:=([.B34]-[.B33])/[.H34]" office:value-type="float" office:value="0.0225000000000001" calcext:value-type="float">
            <text:p>0.0225</text:p>
          </table:table-cell>
          <table:table-cell table:formula="of:=([.C34]-[.C33])/[.G34]" office:value-type="float" office:value="0.66666666666667" calcext:value-type="float">
            <text:p>0.6666666666666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3.23" calcext:value-type="float">
            <text:p>3.23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B35]/0.45" office:value-type="float" office:value="7.17777777777778" calcext:value-type="float">
            <text:p>7.17777777777778</text:p>
          </table:table-cell>
          <table:table-cell table:formula="of:=[.B35]*1000*0.035274" office:value-type="float" office:value="113.93502" calcext:value-type="float">
            <text:p>113.93502</text:p>
          </table:table-cell>
          <table:table-cell table:formula="of:=[.E35]-[.E34]" office:value-type="float" office:value="0.352739999999997" calcext:value-type="float">
            <text:p>0.352739999999997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A35]-[.A34]" office:value-type="float" office:value="1" calcext:value-type="float">
            <text:p>1</text:p>
          </table:table-cell>
          <table:table-cell table:formula="of:=([.B35]-[.B34])/[.H35]" office:value-type="float" office:value="0.00999999999999979" calcext:value-type="float">
            <text:p>0.01</text:p>
          </table:table-cell>
          <table:table-cell table:formula="of:=([.C35]-[.C34])/[.G35]" office:value-type="float" office:value="-8.00000000000022" calcext:value-type="float">
            <text:p>-8.0000000000002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.3" calcext:value-type="float">
            <text:p>3.3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B36]/0.45" office:value-type="float" office:value="7.33333333333333" calcext:value-type="float">
            <text:p>7.33333333333333</text:p>
          </table:table-cell>
          <table:table-cell table:formula="of:=[.B36]*1000*0.035274" office:value-type="float" office:value="116.4042" calcext:value-type="float">
            <text:p>116.4042</text:p>
          </table:table-cell>
          <table:table-cell table:formula="of:=[.E36]-[.E35]" office:value-type="float" office:value="2.46918000000001" calcext:value-type="float">
            <text:p>2.46918000000001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A36]-[.A35]" office:value-type="float" office:value="4" calcext:value-type="float">
            <text:p>4</text:p>
          </table:table-cell>
          <table:table-cell table:formula="of:=([.B36]-[.B35])/[.H36]" office:value-type="float" office:value="0.0175" calcext:value-type="float">
            <text:p>0.0175</text:p>
          </table:table-cell>
          <table:table-cell table:formula="of:=([.C36]-[.C35])/[.G36]" office:value-type="float" office:value="0.85714285714286" calcext:value-type="float">
            <text:p>0.85714285714286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3.38" calcext:value-type="float">
            <text:p>3.38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B37]/0.45" office:value-type="float" office:value="7.51111111111111" calcext:value-type="float">
            <text:p>7.51111111111111</text:p>
          </table:table-cell>
          <table:table-cell table:formula="of:=[.B37]*1000*0.035274" office:value-type="float" office:value="119.22612" calcext:value-type="float">
            <text:p>119.22612</text:p>
          </table:table-cell>
          <table:table-cell table:formula="of:=[.E37]-[.E36]" office:value-type="float" office:value="2.82191999999999" calcext:value-type="float">
            <text:p>2.82191999999999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A37]-[.A36]" office:value-type="float" office:value="4" calcext:value-type="float">
            <text:p>4</text:p>
          </table:table-cell>
          <table:table-cell table:formula="of:=([.B37]-[.B36])/[.H37]" office:value-type="float" office:value="0.02" calcext:value-type="float">
            <text:p>0.02</text:p>
          </table:table-cell>
          <table:table-cell table:formula="of:=([.C37]-[.C36])/[.G37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3.51" calcext:value-type="float">
            <text:p>3.5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B38]/0.45" office:value-type="float" office:value="7.8" calcext:value-type="float">
            <text:p>7.8</text:p>
          </table:table-cell>
          <table:table-cell table:formula="of:=[.B38]*1000*0.035274" office:value-type="float" office:value="123.81174" calcext:value-type="float">
            <text:p>123.81174</text:p>
          </table:table-cell>
          <table:table-cell table:formula="of:=[.E38]-[.E37]" office:value-type="float" office:value="4.58562000000001" calcext:value-type="float">
            <text:p>4.5856200000000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A38]-[.A37]" office:value-type="float" office:value="6" calcext:value-type="float">
            <text:p>6</text:p>
          </table:table-cell>
          <table:table-cell table:formula="of:=([.B38]-[.B37])/[.H38]" office:value-type="float" office:value="0.0216666666666666" calcext:value-type="float">
            <text:p>0.021666666666667</text:p>
          </table:table-cell>
          <table:table-cell table:formula="of:=([.C38]-[.C37])/[.G38]" office:value-type="float" office:value="0.384615384615384" calcext:value-type="float">
            <text:p>0.384615384615384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3.65" calcext:value-type="float">
            <text:p>3.65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B39]/0.45" office:value-type="float" office:value="8.11111111111111" calcext:value-type="float">
            <text:p>8.11111111111111</text:p>
          </table:table-cell>
          <table:table-cell table:formula="of:=[.B39]*1000*0.035274" office:value-type="float" office:value="128.7501" calcext:value-type="float">
            <text:p>128.7501</text:p>
          </table:table-cell>
          <table:table-cell table:formula="of:=[.E39]-[.E38]" office:value-type="float" office:value="4.93836" calcext:value-type="float">
            <text:p>4.93836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A39]-[.A38]" office:value-type="float" office:value="7" calcext:value-type="float">
            <text:p>7</text:p>
          </table:table-cell>
          <table:table-cell table:formula="of:=([.B39]-[.B38])/[.H39]" office:value-type="float" office:value="0.02" calcext:value-type="float">
            <text:p>0.02</text:p>
          </table:table-cell>
          <table:table-cell table:formula="of:=([.C39]-[.C38])/[.G39]" office:value-type="float" office:value="0.071428571428573" calcext:value-type="float">
            <text:p>0.071428571428573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3.84" calcext:value-type="float">
            <text:p>3.84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B40]/0.45" office:value-type="float" office:value="8.53333333333333" calcext:value-type="float">
            <text:p>8.53333333333333</text:p>
          </table:table-cell>
          <table:table-cell table:formula="of:=[.B40]*1000*0.035274" office:value-type="float" office:value="135.45216" calcext:value-type="float">
            <text:p>135.45216</text:p>
          </table:table-cell>
          <table:table-cell table:formula="of:=[.E40]-[.E39]" office:value-type="float" office:value="6.70205999999999" calcext:value-type="float">
            <text:p>6.70205999999999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A40]-[.A39]" office:value-type="float" office:value="5" calcext:value-type="float">
            <text:p>5</text:p>
          </table:table-cell>
          <table:table-cell table:formula="of:=([.B40]-[.B39])/[.H40]" office:value-type="float" office:value="0.038" calcext:value-type="float">
            <text:p>0.038</text:p>
          </table:table-cell>
          <table:table-cell table:formula="of:=([.C40]-[.C39])/[.G40]" office:value-type="float" office:value="0.263157894736841" calcext:value-type="float">
            <text:p>0.263157894736841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3.95" calcext:value-type="float">
            <text:p>3.95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B41]/0.45" office:value-type="float" office:value="8.77777777777778" calcext:value-type="float">
            <text:p>8.77777777777778</text:p>
          </table:table-cell>
          <table:table-cell table:formula="of:=[.B41]*1000*0.035274" office:value-type="float" office:value="139.3323" calcext:value-type="float">
            <text:p>139.3323</text:p>
          </table:table-cell>
          <table:table-cell table:formula="of:=[.E41]-[.E40]" office:value-type="float" office:value="3.88014000000001" calcext:value-type="float">
            <text:p>3.88014000000001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A41]-[.A40]" office:value-type="float" office:value="8" calcext:value-type="float">
            <text:p>8</text:p>
          </table:table-cell>
          <table:table-cell table:formula="of:=([.B41]-[.B40])/[.H41]" office:value-type="float" office:value="0.01375" calcext:value-type="float">
            <text:p>0.01375</text:p>
          </table:table-cell>
          <table:table-cell table:formula="of:=([.C41]-[.C40])/[.G41]" office:value-type="float" office:value="-0.727272727272722" calcext:value-type="float">
            <text:p>-0.727272727272722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float" office:value="4.23" calcext:value-type="float">
            <text:p>4.23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B42]/0.45" office:value-type="float" office:value="9.4" calcext:value-type="float">
            <text:p>9.4</text:p>
          </table:table-cell>
          <table:table-cell table:formula="of:=[.B42]*1000*0.035274" office:value-type="float" office:value="149.20902" calcext:value-type="float">
            <text:p>149.20902</text:p>
          </table:table-cell>
          <table:table-cell table:formula="of:=[.E42]-[.E41]" office:value-type="float" office:value="9.87672000000001" calcext:value-type="float">
            <text:p>9.87672000000001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A42]-[.A41]" office:value-type="float" office:value="7" calcext:value-type="float">
            <text:p>7</text:p>
          </table:table-cell>
          <table:table-cell table:formula="of:=([.B42]-[.B41])/[.H42]" office:value-type="float" office:value="0.04" calcext:value-type="float">
            <text:p>0.04</text:p>
          </table:table-cell>
          <table:table-cell table:formula="of:=([.C42]-[.C41])/[.G42]" office:value-type="float" office:value="0.607142857142856" calcext:value-type="float">
            <text:p>0.607142857142856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float" office:value="4.4" calcext:value-type="float">
            <text:p>4.4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B43]/0.45" office:value-type="float" office:value="9.77777777777778" calcext:value-type="float">
            <text:p>9.77777777777778</text:p>
          </table:table-cell>
          <table:table-cell table:formula="of:=[.B43]*1000*0.035274" office:value-type="float" office:value="155.2056" calcext:value-type="float">
            <text:p>155.2056</text:p>
          </table:table-cell>
          <table:table-cell table:formula="of:=[.E43]-[.E42]" office:value-type="float" office:value="5.99657999999999" calcext:value-type="float">
            <text:p>5.99657999999999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A43]-[.A42]" office:value-type="float" office:value="7" calcext:value-type="float">
            <text:p>7</text:p>
          </table:table-cell>
          <table:table-cell table:formula="of:=([.B43]-[.B42])/[.H43]" office:value-type="float" office:value="0.0242857142857143" calcext:value-type="float">
            <text:p>0.024285714285714</text:p>
          </table:table-cell>
          <table:table-cell table:formula="of:=([.C43]-[.C42])/[.G43]" office:value-type="float" office:value="-0.647058823529414" calcext:value-type="float">
            <text:p>-0.647058823529414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float" office:value="4.46" calcext:value-type="float">
            <text:p>4.46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B44]/0.45" office:value-type="float" office:value="9.91111111111111" calcext:value-type="float">
            <text:p>9.91111111111111</text:p>
          </table:table-cell>
          <table:table-cell table:formula="of:=[.B44]*1000*0.035274" office:value-type="float" office:value="157.32204" calcext:value-type="float">
            <text:p>157.32204</text:p>
          </table:table-cell>
          <table:table-cell table:formula="of:=[.E44]-[.E43]" office:value-type="float" office:value="2.11643999999998" calcext:value-type="float">
            <text:p>2.11643999999998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A44]-[.A43]" office:value-type="float" office:value="6" calcext:value-type="float">
            <text:p>6</text:p>
          </table:table-cell>
          <table:table-cell table:formula="of:=([.B44]-[.B43])/[.H44]" office:value-type="float" office:value="0.00999999999999993" calcext:value-type="float">
            <text:p>0.01</text:p>
          </table:table-cell>
          <table:table-cell table:formula="of:=([.C44]-[.C43])/[.G44]" office:value-type="float" office:value="-1.83333333333335" calcext:value-type="float">
            <text:p>-1.83333333333335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float" office:value="4.56" calcext:value-type="float">
            <text:p>4.56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B45]/0.45" office:value-type="float" office:value="10.1333333333333" calcext:value-type="float">
            <text:p>10.1333333333333</text:p>
          </table:table-cell>
          <table:table-cell table:formula="of:=[.B45]*1000*0.035274" office:value-type="float" office:value="160.84944" calcext:value-type="float">
            <text:p>160.84944</text:p>
          </table:table-cell>
          <table:table-cell table:formula="of:=[.E45]-[.E44]" office:value-type="float" office:value="3.5274" calcext:value-type="float">
            <text:p>3.5274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A45]-[.A44]" office:value-type="float" office:value="7" calcext:value-type="float">
            <text:p>7</text:p>
          </table:table-cell>
          <table:table-cell table:formula="of:=([.B45]-[.B44])/[.H45]" office:value-type="float" office:value="0.0142857142857142" calcext:value-type="float">
            <text:p>0.014285714285714</text:p>
          </table:table-cell>
          <table:table-cell table:formula="of:=([.C45]-[.C44])/[.G45]" office:value-type="float" office:value="0.400000000000002" calcext:value-type="float">
            <text:p>0.400000000000002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4.91" calcext:value-type="float">
            <text:p>4.91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B46]/0.45" office:value-type="float" office:value="10.9111111111111" calcext:value-type="float">
            <text:p>10.9111111111111</text:p>
          </table:table-cell>
          <table:table-cell table:formula="of:=[.B46]*1000*0.035274" office:value-type="float" office:value="173.19534" calcext:value-type="float">
            <text:p>173.19534</text:p>
          </table:table-cell>
          <table:table-cell table:formula="of:=[.E46]-[.E45]" office:value-type="float" office:value="12.3459" calcext:value-type="float">
            <text:p>12.3459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A46]-[.A45]" office:value-type="float" office:value="23" calcext:value-type="float">
            <text:p>23</text:p>
          </table:table-cell>
          <table:table-cell table:formula="of:=([.B46]-[.B45])/[.H46]" office:value-type="float" office:value="0.0152173913043479" calcext:value-type="float">
            <text:p>0.015217391304348</text:p>
          </table:table-cell>
          <table:table-cell table:formula="of:=([.C46]-[.C45])/[.G46]" office:value-type="float" office:value="0.714285714285716" calcext:value-type="float">
            <text:p>0.714285714285716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5.05" calcext:value-type="float">
            <text:p>5.05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B47]/0.45" office:value-type="float" office:value="11.2222222222222" calcext:value-type="float">
            <text:p>11.2222222222222</text:p>
          </table:table-cell>
          <table:table-cell table:formula="of:=[.B47]*1000*0.035274" office:value-type="float" office:value="178.1337" calcext:value-type="float">
            <text:p>178.1337</text:p>
          </table:table-cell>
          <table:table-cell table:formula="of:=[.E47]-[.E46]" office:value-type="float" office:value="4.93836000000002" calcext:value-type="float">
            <text:p>4.93836000000002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A47]-[.A46]" office:value-type="float" office:value="9" calcext:value-type="float">
            <text:p>9</text:p>
          </table:table-cell>
          <table:table-cell table:formula="of:=([.B47]-[.B46])/[.H47]" office:value-type="float" office:value="0.0155555555555555" calcext:value-type="float">
            <text:p>0.015555555555556</text:p>
          </table:table-cell>
          <table:table-cell table:formula="of:=([.C47]-[.C46])/[.G47]" office:value-type="float" office:value="-1.50000000000001" calcext:value-type="float">
            <text:p>-1.50000000000001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float" office:value="5.1" calcext:value-type="float">
            <text:p>5.1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B48]/0.45" office:value-type="float" office:value="11.3333333333333" calcext:value-type="float">
            <text:p>11.3333333333333</text:p>
          </table:table-cell>
          <table:table-cell table:formula="of:=[.B48]*1000*0.035274" office:value-type="float" office:value="179.8974" calcext:value-type="float">
            <text:p>179.8974</text:p>
          </table:table-cell>
          <table:table-cell table:formula="of:=[.E48]-[.E47]" office:value-type="float" office:value="1.7637" calcext:value-type="float">
            <text:p>1.7637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A48]-[.A47]" office:value-type="float" office:value="4" calcext:value-type="float">
            <text:p>4</text:p>
          </table:table-cell>
          <table:table-cell table:formula="of:=([.B48]-[.B47])/[.H48]" office:value-type="float" office:value="0.0125" calcext:value-type="float">
            <text:p>0.0125</text:p>
          </table:table-cell>
          <table:table-cell table:formula="of:=([.C48]-[.C47])/[.G48]" office:value-type="float" office:value="-1.8" calcext:value-type="float">
            <text:p>-1.8</text:p>
          </table:table-cell>
        </table:table-row>
        <table:table-row table:style-name="ro1" table:number-rows-repeated="10485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.00.0000</text:date>, <text:time style:data-style-name="N2" text:time-value="17:08:57.57661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6:05:20.390408688</meta:creation-date>
    <dc:date>2022-11-28T12:08:00.800110964</dc:date>
    <meta:editing-duration>P24DT20M</meta:editing-duration>
    <meta:editing-cycles>48</meta:editing-cycles>
    <meta:generator>LibreOffice/7.0.0.3$MacOSX_X86_64 LibreOffice_project/8061b3e9204bef6b321a21033174034a5e2ea88e</meta:generator>
    <meta:document-statistic meta:table-count="1" meta:cell-count="428" meta:object-count="0"/>
  </office:meta>
</office:document-meta>
</file>